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070000013A407DD3FA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x="4.704cm" svg:y="0.741cm" svg:width="6.959cm" svg:height="8.308cm" draw:z-index="0"><draw:image xlink:href="Pictures/10000000000001070000013A407DD3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8-29T11:23:53</meta:creation-date>
    <meta:document-statistic meta:table-count="0" meta:image-count="1" meta:object-count="0" meta:page-count="1" meta:paragraph-count="0" meta:word-count="0" meta:character-count="0"/>
    <dc:date>2012-08-29T11:24:48</dc:date>
    <dc:creator>fabio </dc:creator>
    <meta:editing-duration>PT00H00M58S</meta:editing-duration>
    <meta:editing-cycles>1</meta:editing-cycles>
    <meta:generator>OpenOffice.org/3.2$Linux OpenOffice.org_project/320m12$Build-9483</meta:generator>
  </office:meta>
</office:document-meta>
</file>